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286cm" svg:x="8.112cm" svg:y="2.524cm">
          <text:p text:style-name="P1">In the queue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175cm" svg:height="2.286cm" svg:x="10.779cm" svg:y="8.747cm">
          <text:p text:style-name="P1">In the single queue?</text:p>
          <text:p text:style-name="P1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175cm" svg:height="2.286cm" svg:x="0.873cm" svg:y="14.843cm">
          <text:p text:style-name="P1">Add to the single queue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line draw:style-name="gr2" draw:text-style-name="P1" draw:layer="layout" svg:x1="8.239cm" svg:y1="3.667cm" svg:x2="5.699cm" svg:y2="7.223cm">
          <text:p text:style-name="P1">No</text:p>
        </draw:line>
        <draw:line draw:style-name="gr2" draw:text-style-name="P1" draw:layer="layout" svg:x1="11.287cm" svg:y1="3.667cm" svg:x2="12.303cm" svg:y2="8.747cm">
          <text:p text:style-name="P1">yes</text:p>
        </draw:line>
        <draw:custom-shape draw:style-name="gr1" draw:text-style-name="P1" draw:layer="layout" svg:width="3.175cm" svg:height="2.286cm" svg:x="5.699cm" svg:y="24.368cm">
          <text:p text:style-name="P1">Add to the repeat-hit queu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0.779cm" svg:y1="9.89cm" svg:x2="9.89cm" svg:y2="16.875cm">
          <text:p text:style-name="P1">yes</text:p>
        </draw:line>
        <draw:line draw:style-name="gr2" draw:text-style-name="P1" draw:layer="layout" svg:x1="13.954cm" svg:y1="10.017cm" svg:x2="17.002cm" svg:y2="17.129cm">
          <text:p text:style-name="P1">no</text:p>
        </draw:line>
        <draw:custom-shape draw:style-name="gr1" draw:text-style-name="P1" draw:layer="layout" svg:width="3.175cm" svg:height="2.286cm" svg:x="15.351cm" svg:y="17.002cm">
          <text:p text:style-name="P1">Move to the hea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175cm" svg:height="2.286cm" svg:x="4.175cm" svg:y="7.096cm">
          <text:p text:style-name="P1">Is single queue 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175cm" svg:height="1.905cm" svg:x="6.334cm" svg:y="11.287cm">
          <text:p text:style-name="P1">Remove tailz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4.175cm" svg:y1="8.239cm" svg:x2="2.397cm" svg:y2="14.716cm">
          <text:p text:style-name="P1">no</text:p>
        </draw:line>
        <draw:line draw:style-name="gr2" draw:text-style-name="P1" draw:layer="layout" svg:x1="7.35cm" svg:y1="7.985cm" svg:x2="7.985cm" svg:y2="11.541cm">
          <text:p text:style-name="P1">yes</text:p>
        </draw:line>
        <draw:line draw:style-name="gr3" draw:text-style-name="P1" draw:layer="layout" svg:x1="7.858cm" svg:y1="13.192cm" svg:x2="3.794cm" svg:y2="16.113cm">
          <text:p/>
        </draw:line>
        <draw:custom-shape draw:style-name="gr1" draw:text-style-name="P1" draw:layer="layout" svg:width="3.175cm" svg:height="2.286cm" svg:x="8.366cm" svg:y="16.621cm">
          <text:p text:style-name="P1">Is repeat-hit queue 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366cm" svg:y1="17.764cm" svg:x2="7.096cm" svg:y2="24.749cm">
          <text:p text:style-name="P1">no</text:p>
        </draw:line>
        <draw:line draw:style-name="gr2" draw:text-style-name="P1" draw:layer="layout" svg:x1="11.287cm" svg:y1="17.764cm" svg:x2="13.573cm" svg:y2="22.844cm">
          <text:p text:style-name="P1">yes</text:p>
        </draw:line>
        <draw:custom-shape draw:style-name="gr1" draw:text-style-name="P1" draw:layer="layout" svg:width="3.175cm" svg:height="2.286cm" svg:x="11.922cm" svg:y="22.59cm">
          <text:p text:style-name="P1">Remove tai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13.7cm" svg:y1="24.876cm" svg:x2="8.62cm" svg:y2="25.5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9T18:02:38</meta:creation-date>
    <dc:date>2013-12-09T18:15:57</dc:date>
    <meta:editing-duration>P0D</meta:editing-duration>
    <meta:editing-cycles>1</meta:editing-cycles>
    <meta:document-statistic meta:object-count="19"/>
    <meta:generator>LibreOffice/3.6$Linux_X86_64 LibreOffice_project/360m1$Build-2</meta:generator>
  </office:meta>
</office:document-meta>
</file>